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Book" svg:font-family="'Gotham Boo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75cm" fo:min-width="4.5cm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0.654cm" fo:min-width="4.404cm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solid" draw:fill-color="#729fcf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Dashed" draw:fill="solid" draw:fill-color="#adc5e7" draw:textarea-horizontal-align="justify" draw:textarea-vertical-align="middle" draw:auto-grow-height="false" fo:min-height="0.654cm" fo:min-width="4.40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  <style:text-properties style:font-name="Gotham Book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xml:id="id2" draw:id="id2" draw:layer="layout" svg:width="5cm" svg:height="4cm" svg:x="14cm" svg:y="2.005cm">
          <draw:glue-point draw:id="4" svg:x="-5cm" svg:y="-2.512cm" draw:escape-direction="left"/>
          <draw:glue-point draw:id="5" svg:x="-5cm" svg:y="2.487cm"/>
          <text:p text:style-name="P1">Tiled lay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cm" svg:x="8cm" svg:y="3.5cm">
          <text:p text:style-name="P1">Tile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cm" svg:height="1cm" svg:x="2cm" svg:y="3.5cm">
          <text:p text:style-name="P1">Tile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5cm" svg:height="1cm" svg:x="2cm" svg:y="5.2cm">
          <text:p text:style-name="P1">Pal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cm" svg:height="1cm" svg:x="2cm" svg:y="1.8cm">
          <text:p text:style-name="P1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cm" svg:y1="4cm" svg:x2="14cm" svg:y2="4.005cm" draw:start-shape="id1" draw:start-glue-point="1" draw:end-shape="id2" draw:end-glue-point="3" svg:d="M13000 4000l1000 5" svg:viewBox="0 0 1001 6">
          <text:p/>
        </draw:connector>
        <draw:connector draw:style-name="gr4" draw:text-style-name="P5" draw:layer="layout" draw:type="line" svg:x1="7cm" svg:y1="4cm" svg:x2="8cm" svg:y2="4cm" draw:start-shape="id3" draw:start-glue-point="1" draw:end-shape="id1" draw:end-glue-point="3" svg:d="M7000 4000h1000" svg:viewBox="0 0 1001 1">
          <text:p/>
        </draw:connector>
        <draw:connector draw:style-name="gr4" draw:text-style-name="P5" draw:layer="layout" draw:type="line" svg:x1="4.5cm" svg:y1="5.2cm" svg:x2="4.5cm" svg:y2="4.5cm" draw:start-shape="id4" draw:start-glue-point="0" draw:end-shape="id3" draw:end-glue-point="2" svg:d="M4500 5200v-700" svg:viewBox="0 0 1 701">
          <text:p/>
        </draw:connector>
        <draw:connector draw:style-name="gr4" draw:text-style-name="P5" draw:layer="layout" draw:type="line" svg:x1="4.5cm" svg:y1="2.8cm" svg:x2="4.5cm" svg:y2="3.5cm" draw:start-shape="id5" draw:start-glue-point="2" draw:end-shape="id3" draw:end-glue-point="0" svg:d="M4500 2800v700" svg:viewBox="0 0 1 701">
          <text:p/>
        </draw:connector>
        <draw:custom-shape draw:style-name="gr1" draw:text-style-name="P2" xml:id="id8" draw:id="id8" draw:layer="layout" svg:width="5cm" svg:height="4cm" svg:x="14cm" svg:y="8cm">
          <draw:glue-point draw:id="4" svg:x="-5cm" svg:y="-2.512cm" draw:escape-direction="left"/>
          <draw:glue-point draw:id="5" svg:x="-5cm" svg:y="2.487cm"/>
          <text:p text:style-name="P1">Bitmap lay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cm" svg:height="1cm" svg:x="8.058cm" svg:y="9.5cm">
          <text:p text:style-name="P1">Bit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5cm" svg:height="1cm" svg:x="2cm" svg:y="9.5cm">
          <text:p text:style-name="P1">Pal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7cm" svg:y1="10cm" svg:x2="8.058cm" svg:y2="10cm" draw:start-shape="id6" draw:start-glue-point="1" draw:end-shape="id7" draw:end-glue-point="3" svg:d="M7000 10000h1058" svg:viewBox="0 0 1059 1">
          <text:p/>
        </draw:connector>
        <draw:connector draw:style-name="gr5" draw:text-style-name="P4" draw:layer="layout" draw:type="line" svg:x1="13.058cm" svg:y1="10cm" svg:x2="14cm" svg:y2="10cm" draw:start-shape="id7" draw:start-glue-point="1" draw:end-shape="id8" draw:end-glue-point="3" svg:d="M13058 10000h942" svg:viewBox="0 0 943 1">
          <text:p/>
        </draw:connector>
        <draw:custom-shape draw:style-name="gr1" draw:text-style-name="P2" xml:id="id12" draw:id="id12" draw:layer="layout" svg:width="5cm" svg:height="4cm" svg:x="14cm" svg:y="14cm">
          <draw:glue-point draw:id="4" svg:x="-5cm" svg:y="-2.512cm" draw:escape-direction="left"/>
          <draw:glue-point draw:id="5" svg:x="-5cm" svg:y="2.487cm"/>
          <text:p text:style-name="P1">Object lay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5cm" svg:height="1cm" svg:x="8cm" svg:y="15.518cm">
          <text:p text:style-name="P1">Object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cm" svg:height="1cm" svg:x="1.7cm" svg:y="15.98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1cm" svg:x="1.7cm" svg:y="14.08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5cm" svg:height="1cm" svg:x="2cm" svg:y="16.3cm">
          <text:p text:style-name="P1">Bit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5cm" svg:height="1cm" svg:x="2cm" svg:y="14.382cm">
          <text:p text:style-name="P1">Pal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4.5cm" svg:y1="15.382cm" svg:x2="4.5cm" svg:y2="16.3cm" draw:start-shape="id9" draw:start-glue-point="2" draw:end-shape="id10" draw:end-glue-point="0" svg:d="M4500 15382v918" svg:viewBox="0 0 1 919">
          <text:p/>
        </draw:connector>
        <draw:connector draw:style-name="gr5" draw:text-style-name="P4" draw:layer="layout" draw:type="line" svg:x1="7cm" svg:y1="16.8cm" svg:x2="8cm" svg:y2="16.018cm" draw:start-shape="id10" draw:start-glue-point="1" draw:end-shape="id11" draw:end-glue-point="3" svg:d="M7000 16800l1000-782" svg:viewBox="0 0 1001 783">
          <text:p/>
        </draw:connector>
        <draw:connector draw:style-name="gr5" draw:text-style-name="P4" draw:layer="layout" draw:type="line" svg:x1="13cm" svg:y1="16.018cm" svg:x2="14cm" svg:y2="16cm" draw:start-shape="id11" draw:start-glue-point="1" draw:end-shape="id12" svg:d="M13000 16018l1000-18" svg:viewBox="0 0 1001 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Book" svg:font-family="'Gotham Boo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0:43:18.276000000</meta:creation-date>
    <dc:date>2020-05-22T14:32:44.299000000</dc:date>
    <meta:editing-duration>PT1H7M3S</meta:editing-duration>
    <meta:editing-cycles>2</meta:editing-cycles>
    <meta:generator>LibreOffice/6.0.4.2$Windows_X86_64 LibreOffice_project/9b0d9b32d5dcda91d2f1a96dc04c645c450872bf</meta:generator>
    <meta:document-statistic meta:object-count="23"/>
  </office:meta>
</office:document-meta>
</file>